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6efe" officeooo:paragraph-rsid="001d6efe"/>
    </style:style>
    <style:style style:name="P2" style:family="paragraph" style:parent-style-name="Standard">
      <style:text-properties officeooo:paragraph-rsid="00210a28"/>
    </style:style>
    <style:style style:name="P3" style:family="paragraph" style:parent-style-name="Standard">
      <style:text-properties fo:font-size="14pt" fo:font-weight="bold" officeooo:rsid="001d6efe" officeooo:paragraph-rsid="001d6efe" style:font-size-asian="14pt" style:font-weight-asian="bold" style:font-size-complex="14pt" style:font-weight-complex="bold"/>
    </style:style>
    <style:style style:name="P4" style:family="paragraph" style:parent-style-name="Standard">
      <style:text-properties fo:font-variant="normal" fo:text-transform="none" fo:color="#111111" style:font-name="Helvetica" fo:letter-spacing="normal" fo:font-style="normal" fo:font-weight="normal" officeooo:rsid="001e76b4" officeooo:paragraph-rsid="00210a28"/>
    </style:style>
    <style:style style:name="T1" style:family="text">
      <style:text-properties fo:font-variant="normal" fo:text-transform="none" fo:color="#111111" style:font-name="Helvetica" fo:letter-spacing="normal" fo:font-style="normal" fo:font-weight="normal"/>
    </style:style>
    <style:style style:name="T2" style:family="text">
      <style:text-properties fo:font-variant="normal" fo:text-transform="none" fo:color="#111111" style:font-name="Helvetica" fo:letter-spacing="normal" fo:font-style="normal" fo:font-weight="normal" officeooo:rsid="001e76b4"/>
    </style:style>
    <style:style style:name="T3" style:family="text">
      <style:text-properties fo:font-variant="normal" fo:text-transform="none" fo:color="#111111" style:font-name="Helvetica" fo:letter-spacing="normal" fo:font-style="normal" fo:font-weight="normal" officeooo:rsid="00203414"/>
    </style:style>
    <style:style style:name="T4" style:family="text">
      <style:text-properties fo:font-variant="normal" fo:text-transform="none" fo:color="#111111" style:font-name="Helvetica" fo:letter-spacing="normal" fo:font-style="normal" fo:font-weight="normal" officeooo:rsid="001d6efe"/>
    </style:style>
    <style:style style:name="T5" style:family="text">
      <style:text-properties fo:font-variant="normal" fo:text-transform="none" fo:color="#111111" style:font-name="Helvetica" fo:letter-spacing="normal" fo:font-style="normal" fo:font-weight="normal" officeooo:rsid="00210a28"/>
    </style:style>
    <style:style style:name="T6" style:family="text">
      <style:text-properties fo:font-variant="normal" fo:text-transform="none" fo:color="#111111" style:font-name="Helvetica" fo:letter-spacing="normal" fo:font-style="normal" fo:font-weight="normal" officeooo:rsid="0021a397"/>
    </style:style>
    <style:style style:name="T7" style:family="text">
      <style:text-properties fo:font-variant="normal" fo:text-transform="none" fo:color="#111111" style:font-name="Helvetica" fo:letter-spacing="normal" fo:font-style="normal" fo:font-weight="normal" officeooo:rsid="0025a9d1"/>
    </style:style>
    <style:style style:name="T8" style:family="text">
      <style:text-properties fo:font-variant="normal" fo:text-transform="none" fo:color="#111111" style:font-name="Helvetica" fo:letter-spacing="normal" fo:font-style="normal" fo:font-weight="normal" officeooo:rsid="0029bb46"/>
    </style:style>
    <style:style style:name="T9" style:family="text">
      <style:text-properties fo:font-variant="normal" fo:text-transform="none" fo:color="#111111" style:font-name="Helvetica" fo:letter-spacing="normal" fo:font-style="normal" fo:font-weight="normal" officeooo:rsid="002ad575"/>
    </style:style>
    <style:style style:name="T10" style:family="text">
      <style:text-properties fo:font-variant="normal" fo:text-transform="none" fo:color="#111111" style:font-name="Helvetica" fo:letter-spacing="normal" fo:font-style="normal" fo:font-weight="normal" officeooo:rsid="002b907b"/>
    </style:style>
    <style:style style:name="T11" style:family="text">
      <style:text-properties fo:font-variant="normal" fo:text-transform="none" fo:color="#111111" style:font-name="Helvetica" fo:letter-spacing="normal" fo:font-style="normal" fo:font-weight="normal" officeooo:rsid="002b9d17"/>
    </style:style>
    <style:style style:name="T12" style:family="text">
      <style:text-properties fo:font-variant="normal" fo:text-transform="none" fo:color="#111111" style:font-name="Helvetica" fo:letter-spacing="normal" fo:font-style="normal" fo:font-weight="normal" officeooo:rsid="002e3286"/>
    </style:style>
    <style:style style:name="T13" style:family="text">
      <style:text-properties fo:font-variant="normal" fo:text-transform="none" fo:color="#111111" style:font-name="Helvetica" fo:letter-spacing="normal" fo:font-style="normal" fo:font-weight="normal" officeooo:rsid="002f7a90"/>
    </style:style>
    <style:style style:name="T14" style:family="text">
      <style:text-properties fo:font-variant="normal" fo:text-transform="none" fo:color="#111111" style:font-name="Helvetica" fo:letter-spacing="normal" fo:font-style="normal" fo:font-weight="normal" officeooo:rsid="002fbe9a"/>
    </style:style>
    <style:style style:name="T15" style:family="text">
      <style:text-properties fo:font-variant="normal" fo:text-transform="none" fo:color="#111111" style:font-name="Helvetica" fo:letter-spacing="normal" fo:font-style="normal" fo:font-weight="normal" officeooo:rsid="003047d0"/>
    </style:style>
    <style:style style:name="T16" style:family="text">
      <style:text-properties fo:font-variant="normal" fo:text-transform="none" fo:color="#111111" style:font-name="Helvetica" fo:letter-spacing="normal" fo:font-style="normal" fo:font-weight="normal" officeooo:rsid="00312ff2"/>
    </style:style>
    <style:style style:name="T17" style:family="text">
      <style:text-properties fo:font-variant="normal" fo:text-transform="none" fo:color="#111111" style:font-name="Helvetica" fo:letter-spacing="normal" fo:font-style="normal" fo:font-weight="normal" officeooo:rsid="00332299"/>
    </style:style>
    <style:style style:name="T18" style:family="text">
      <style:text-properties fo:font-variant="normal" fo:text-transform="none" fo:color="#111111" style:font-name="Helvetica" fo:letter-spacing="normal" fo:font-style="normal" fo:font-weight="normal" officeooo:rsid="0034327d"/>
    </style:style>
    <style:style style:name="T19" style:family="text">
      <style:text-properties fo:font-variant="normal" fo:text-transform="none" fo:color="#111111" style:font-name="Helvetica" fo:letter-spacing="normal" fo:font-style="normal" fo:font-weight="normal" officeooo:rsid="003515eb"/>
    </style:style>
    <style:style style:name="T20" style:family="text">
      <style:text-properties fo:font-variant="normal" fo:text-transform="none" fo:color="#111111" style:font-name="Helvetica" fo:letter-spacing="normal" fo:font-style="normal" fo:font-weight="normal" officeooo:rsid="003565fb"/>
    </style:style>
    <style:style style:name="T21" style:family="text">
      <style:text-properties fo:font-variant="normal" fo:text-transform="none" fo:color="#111111" style:font-name="Helvetica" fo:letter-spacing="normal" fo:font-style="normal" fo:font-weight="normal" officeooo:rsid="00397e1a"/>
    </style:style>
    <style:style style:name="T22" style:family="text">
      <style:text-properties fo:font-variant="normal" fo:text-transform="none" fo:color="#111111" style:font-name="Helvetica" fo:letter-spacing="normal" fo:font-style="normal" fo:font-weight="normal" officeooo:rsid="003a43f6"/>
    </style:style>
    <style:style style:name="T23" style:family="text">
      <style:text-properties fo:font-variant="normal" fo:text-transform="none" fo:color="#111111" style:font-name="Helvetica" fo:letter-spacing="normal" fo:font-style="normal" fo:font-weight="normal" officeooo:rsid="003b923c"/>
    </style:style>
    <style:style style:name="T24" style:family="text">
      <style:text-properties fo:font-variant="normal" fo:text-transform="none" fo:color="#111111" style:font-name="Helvetica" fo:letter-spacing="normal" fo:font-style="normal" fo:font-weight="normal" officeooo:rsid="003d4dc9"/>
    </style:style>
    <style:style style:name="T25" style:family="text">
      <style:text-properties fo:font-variant="normal" fo:text-transform="none" fo:color="#111111" style:font-name="Helvetica" fo:letter-spacing="normal" fo:font-style="normal" fo:font-weight="normal" officeooo:rsid="003ea410"/>
    </style:style>
    <style:style style:name="T26" style:family="text">
      <style:text-properties fo:font-variant="normal" fo:text-transform="none" fo:color="#111111" style:font-name="Helvetica" fo:letter-spacing="normal" fo:font-style="normal" fo:font-weight="normal" officeooo:rsid="003ecf86"/>
    </style:style>
    <style:style style:name="T27" style:family="text">
      <style:text-properties officeooo:rsid="00210a28"/>
    </style:style>
    <style:style style:name="T28" style:family="text">
      <style:text-properties officeooo:rsid="002d9a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7">A</text:span>ll-<text:span text:style-name="T27">S</text:span>ports <text:span text:style-name="T28">Waterproof L</text:span>inear <text:span text:style-name="T27">Guidance System </text:span></text:p>
      <text:p text:style-name="P1"/>
      <text:p text:style-name="P2"><text:span text:style-name="T7">You're out hiking in the woods, </text:span><text:span text:style-name="T24">kayaking, or boating in open water</text:span><text:span text:style-name="T7"> w</text:span><text:span text:style-name="T4">hen, </text:span><text:span text:style-name="T7">suddenly, </text:span><text:span text:style-name="T4">the sky </text:span><text:span text:style-name="T3">is</text:span><text:span text:style-name="T4"> cloudy, visibility low, </text:span><text:span text:style-name="T24">and you've lost sight of visual reference points that you're counting on for reaching your destination</text:span><text:span text:style-name="T4">. <text:s/></text:span><text:span text:style-name="T25">So</text:span><text:span text:style-name="T7">, how do you stay on </text:span><text:span text:style-name="T20">course </text:span><text:span text:style-name="T7">without the </text:span><text:span text:style-name="T16">ability to see </text:span><text:span text:style-name="T18">your surroundings</text:span><text:span text:style-name="T7">? <text:s/>The fact is, h</text:span><text:span text:style-name="T3">umans have a</text:span><text:span text:style-name="T25">n innate</text:span><text:span text:style-name="T3"> inclination to</text:span><text:span text:style-name="T1"> </text:span><text:span text:style-name="T25">travel</text:span><text:span text:style-name="T1"> in circles when </text:span><text:span text:style-name="T6">reference points are obstructed from view</text:span><text:span text:style-name="T1">. </text:span><text:span text:style-name="T2">The need to maintain straight-</text:span><text:span text:style-name="T19">l</text:span><text:span text:style-name="T2">ine motion is critical for a number of sports and outdoor activities from open water swimming, kayaking, hiking, and cycling. </text:span><text:span text:style-name="T24">These activities</text:span><text:span text:style-name="T6"> </text:span><text:span text:style-name="T24">often </text:span><text:span text:style-name="T2">require </text:span><text:span text:style-name="T6">the </text:span><text:span text:style-name="T2">constant checking </text:span><text:span text:style-name="T6">of visual landmarks </text:span><text:span text:style-name="T2">to </text:span><text:span text:style-name="T6">stay </text:span><text:span text:style-name="T17">straight and </text:span><text:span text:style-name="T6">on co</text:span><text:span text:style-name="T2">urse. </text:span><text:span text:style-name="T25">Without constant real-time feedback, at best, humans travel a zig-zag path even when our visibility is not obstructed. </text:span><text:span text:style-name="T6">In</text:span><text:span text:style-name="T2"> </text:span><text:span text:style-name="T3">sports </text:span><text:span text:style-name="T10">events </text:span><text:span text:style-name="T3">like triathlons, </text:span><text:span text:style-name="T2">swimmers </text:span><text:span text:style-name="T6">need to </text:span><text:span text:style-name="T10">be able to </text:span><text:span text:style-name="T6">swim </text:span><text:span text:style-name="T8">in </text:span><text:span text:style-name="T6">stra</text:span><text:span text:style-name="T8">ight lines</text:span><text:span text:style-name="T6"> </text:span><text:span text:style-name="T8">to each point, </text:span><text:span text:style-name="T6">result</text:span><text:span text:style-name="T8">ing</text:span><text:span text:style-name="T6"> in better times and </text:span><text:span text:style-name="T9">preventing </text:span><text:span text:style-name="T6">unnecessary distance</text:span><text:span text:style-name="T5">.</text:span><text:span text:style-name="T3"> In boating or hiking </text:span><text:span text:style-name="T5">from use of landmarks, even when using a compass, the inefficient variations from linearity can</text:span><text:span text:style-name="T3"> result in unnecessary</text:span><text:span text:style-name="T5"> los</text:span><text:span text:style-name="T11">s</text:span><text:span text:style-name="T5"> of </text:span><text:span text:style-name="T3">fuel or </text:span><text:span text:style-name="T25">time and energy</text:span><text:span text:style-name="T2">. The </text:span><text:span text:style-name="T12">All-Sports </text:span><text:span text:style-name="T16">Waterproof Linear Guidance System incorporates a l</text:span><text:span text:style-name="T2">inear </text:span><text:span text:style-name="T16">s</text:span><text:span text:style-name="T2">ensor </text:span><text:span text:style-name="T16"><text:s/>that </text:span><text:span text:style-name="T2">provides real-time hepatic or auditory feedback </text:span><text:span text:style-name="T12">allowing </text:span><text:span text:style-name="T2">for immediate course correction to </text:span><text:span text:style-name="T13">guide us to </text:span><text:span text:style-name="T2">stay straight </text:span><text:span text:style-name="T13">and on-course for </text:span><text:span text:style-name="T2">when we begin to turn. </text:span></text:p>
      <text:p text:style-name="P4"/>
      <text:p text:style-name="P2"><text:span text:style-name="T3">The </text:span><text:span text:style-name="T17">All-Sports Waterproof Linear Guidance System </text:span><text:span text:style-name="T3">provides a signal </text:span><text:span text:style-name="T26">wh</text:span><text:span text:style-name="T3">en </text:span><text:span text:style-name="T26">its</text:span><text:span text:style-name="T3"> pointing compass is off course and returns no signal when </text:span><text:span text:style-name="T26">traveling </text:span><text:span text:style-name="T3">within 20 degrees of the correct heading </text:span><text:span text:style-name="T5">(</text:span><text:span text:style-name="T3">or a pr</text:span><text:span text:style-name="T14">e</text:span><text:span text:style-name="T3">-determined</text:span><text:span text:style-name="T5"> </text:span><text:span text:style-name="T3">degree cone set up by the </text:span><text:span text:style-name="T5">user). </text:span><text:span text:style-name="T21">It's features allow the u</text:span><text:span text:style-name="T22">s</text:span><text:span text:style-name="T21">er </text:span><text:span text:style-name="T17">to set the course before or during activity, </text:span><text:span text:style-name="T23">while traveling</text:span><text:span text:style-name="T17">. <text:s/>The </text:span><text:span text:style-name="T3">Al</text:span><text:span text:style-name="T15">l</text:span><text:span text:style-name="T3">-Sports </text:span><text:span text:style-name="T17">Waterproof </text:span><text:span text:style-name="T3">Linear </text:span><text:span text:style-name="T5">Guidance System also</text:span><text:span text:style-name="T3"> has the potential to assist visually impaired athletes in linear motion activiti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, 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8T10:19:22.812000000</meta:creation-date>
    <dc:date>2014-04-08T10:54:57.180000000</dc:date>
    <meta:editing-duration>PT1H6M1S</meta:editing-duration>
    <meta:editing-cycles>28</meta:editing-cycles>
    <meta:generator>LibreOffice/4.1.4.2$Windows_x86 LibreOffice_project/0a0440ccc0227ad9829de5f46be37cfb6edcf72</meta:generator>
    <meta:print-date>2014-04-08T10:49:45.190000000</meta:print-date>
    <meta:document-statistic meta:table-count="0" meta:image-count="0" meta:object-count="0" meta:page-count="1" meta:paragraph-count="3" meta:word-count="296" meta:character-count="1888" meta:non-whitespace-character-count="1589"/>
  </office:meta>
</office:document-meta>
</file>